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10000073E00000375AB9C3971.svm"/>
  <manifest:file-entry manifest:media-type="" manifest:full-path="Pictures/2000001100000BD3000002D1ECC22D20.svm"/>
  <manifest:file-entry manifest:media-type="" manifest:full-path="Pictures/2000001100000A0E0000046CE3F787E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127cm" fo:text-indent="0cm" style:auto-text-indent="false"/>
      <style:text-properties style:font-name="Arial"/>
    </style:style>
    <style:style style:name="P2" style:family="paragraph" style:parent-style-name="Text_20_body">
      <style:paragraph-properties fo:margin-left="0cm" fo:margin-right="0cm" fo:margin-top="0cm" fo:margin-bottom="0.127cm" fo:text-indent="0cm" style:auto-text-indent="false"/>
      <style:text-properties style:font-name="Arial" fo:font-size="10pt"/>
    </style:style>
    <style:style style:name="P3" style:family="paragraph" style:parent-style-name="Text_20_body">
      <style:paragraph-properties fo:margin-left="0cm" fo:margin-right="0cm" fo:margin-top="0cm" fo:margin-bottom="0.127cm" fo:text-indent="0cm" style:auto-text-indent="false"/>
      <style:text-properties style:font-name="Arial"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margin-top="0cm" fo:margin-bottom="0.127cm" fo:text-indent="0cm" style:auto-text-indent="false"/>
      <style:text-properties style:font-name="Arial" fo:font-size="10pt" fo:font-weight="bold"/>
    </style:style>
    <style:style style:name="P5" style:family="paragraph" style:parent-style-name="Text_20_body">
      <style:paragraph-properties fo:margin-left="0cm" fo:margin-right="0cm" fo:margin-top="0cm" fo:margin-bottom="0.127cm" fo:text-indent="0cm" style:auto-text-indent="false"/>
      <style:text-properties style:font-name="Arial" fo:font-size="10pt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127cm" fo:line-height="100%" fo:background-color="transparent">
        <style:background-image/>
      </style:paragraph-properties>
      <style:text-properties fo:color="#000099" style:font-name="Arial"/>
    </style:style>
    <style:style style:name="P7" style:family="paragraph" style:parent-style-name="Text_20_body">
      <style:paragraph-properties fo:margin-top="0cm" fo:margin-bottom="0.127cm" fo:line-height="100%" fo:text-align="start" style:justify-single-word="false" fo:background-color="transparent">
        <style:background-image/>
      </style:paragraph-properties>
      <style:text-properties fo:color="#000099" style:font-name="Arial"/>
    </style:style>
    <style:style style:name="P8" style:family="paragraph" style:parent-style-name="Text_20_body">
      <style:paragraph-properties fo:margin-top="0cm" fo:margin-bottom="0.127cm" fo:line-height="100%" fo:background-color="transparent">
        <style:background-image/>
      </style:paragraph-properties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top="0cm" fo:margin-bottom="0.127cm" fo:line-height="100%" fo:background-color="transparent">
        <style:tab-stops>
          <style:tab-stop style:position="4.609cm"/>
          <style:tab-stop style:position="8.975cm"/>
        </style:tab-stops>
        <style:background-image/>
      </style:paragraph-properties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top="0cm" fo:margin-bottom="0.127cm"/>
    </style:style>
    <style:style style:name="P11" style:family="paragraph" style:parent-style-name="Text_20_body">
      <style:paragraph-properties fo:margin-top="0cm" fo:margin-bottom="0.127cm"/>
      <style:text-properties style:font-name="Arial"/>
    </style:style>
    <style:style style:name="P12" style:family="paragraph" style:parent-style-name="Text_20_body">
      <style:paragraph-properties fo:margin-top="0cm" fo:margin-bottom="0.127cm" fo:text-align="start" style:justify-single-word="false"/>
      <style:text-properties style:font-name="Arial"/>
    </style:style>
    <style:style style:name="P13" style:family="paragraph" style:parent-style-name="Text_20_body">
      <style:paragraph-properties fo:margin-top="0cm" fo:margin-bottom="0.127cm"/>
      <style:text-properties style:font-name="Arial" fo:font-size="10pt"/>
    </style:style>
    <style:style style:name="P14" style:family="paragraph" style:parent-style-name="Text_20_body">
      <style:paragraph-properties fo:margin-top="0cm" fo:margin-bottom="0.127cm"/>
      <style:text-properties style:font-name="Arial" fo:font-size="10pt" style:font-size-asian="10pt" style:font-size-complex="10pt"/>
    </style:style>
    <style:style style:name="P15" style:family="paragraph" style:parent-style-name="Text_20_body">
      <style:paragraph-properties fo:margin-top="0cm" fo:margin-bottom="0.127cm" fo:line-height="100%"/>
      <style:text-properties style:font-name="Arial" fo:font-size="10pt" style:font-size-asian="10pt" style:font-size-complex="10pt"/>
    </style:style>
    <style:style style:name="P16" style:family="paragraph" style:parent-style-name="Text_20_body">
      <style:paragraph-properties fo:margin-top="0cm" fo:margin-bottom="0.127cm" fo:line-height="100%"/>
      <style:text-properties style:font-name="Arial" fo:font-size="10pt" fo:language="fr" fo:country="CH" style:font-size-asian="10pt" style:font-size-complex="10pt"/>
    </style:style>
    <style:style style:name="P17" style:family="paragraph" style:parent-style-name="Text_20_body">
      <style:paragraph-properties fo:margin-top="0cm" fo:margin-bottom="0.127cm"/>
      <style:text-properties style:font-name="Arial" fo:font-size="10pt" fo:font-weight="bold"/>
    </style:style>
    <style:style style:name="P18" style:family="paragraph" style:parent-style-name="Text_20_body">
      <style:paragraph-properties fo:margin-top="0cm" fo:margin-bottom="0.127cm" fo:line-height="100%"/>
      <style:text-properties style:font-name="Arial" fo:font-size="10pt"/>
    </style:style>
    <style:style style:name="P19" style:family="paragraph" style:parent-style-name="Text_20_body">
      <style:paragraph-properties fo:margin-top="0cm" fo:margin-bottom="0.127cm" fo:line-height="100%"/>
      <style:text-properties style:font-name="Arial" fo:font-size="9pt" style:font-size-asian="9pt" style:font-size-complex="9pt"/>
    </style:style>
    <style:style style:name="P20" style:family="paragraph" style:parent-style-name="Text_20_body">
      <style:paragraph-properties fo:margin-top="0cm" fo:margin-bottom="0.127cm" fo:line-height="100%"/>
    </style:style>
    <style:style style:name="P21" style:family="paragraph" style:parent-style-name="Text_20_body">
      <style:paragraph-properties fo:margin-top="0cm" fo:margin-bottom="0.127cm" fo:background-color="#000000" fo:padding="0cm" fo:border="none">
        <style:background-image/>
      </style:paragraph-properties>
      <style:text-properties fo:color="#ffffff" style:font-name="Arial" fo:font-size="10pt" fo:font-weight="bold"/>
    </style:style>
    <style:style style:name="P22" style:family="paragraph" style:parent-style-name="Text_20_body">
      <style:paragraph-properties fo:margin-top="0cm" fo:margin-bottom="0.127cm" fo:background-color="#000000" fo:padding="0cm" fo:border="none">
        <style:background-image/>
      </style:paragraph-properties>
      <style:text-properties fo:color="#ffffff" style:font-name="Arial" fo:font-size="10pt" fo:font-weight="bold" style:font-size-asian="10pt" style:font-size-complex="10pt"/>
    </style:style>
    <style:style style:name="P23" style:family="paragraph" style:parent-style-name="Standard">
      <style:paragraph-properties fo:margin-top="0cm" fo:margin-bottom="0.127cm"/>
      <style:text-properties style:font-name="Arial" fo:font-size="11pt" fo:font-weight="bold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margin-left="1.251cm" fo:margin-right="0cm" fo:margin-top="0cm" fo:margin-bottom="0.127cm" fo:text-align="center" style:justify-single-word="false" fo:text-indent="1.251cm" style:auto-text-indent="false"/>
      <style:text-properties style:font-name="Arial"/>
    </style:style>
    <style:style style:name="P25" style:family="paragraph" style:parent-style-name="Text_20_body">
      <style:paragraph-properties fo:margin-left="1.251cm" fo:margin-right="0cm" fo:margin-top="0cm" fo:margin-bottom="0.127cm" fo:text-indent="0cm" style:auto-text-indent="false"/>
      <style:text-properties style:font-name="Arial" fo:font-size="10pt" style:font-size-asian="10pt" style:font-size-complex="10pt"/>
    </style:style>
    <style:style style:name="P26" style:family="paragraph" style:parent-style-name="Text_20_body">
      <style:text-properties fo:font-size="10pt" style:font-size-asian="10pt" style:font-size-complex="10pt"/>
    </style:style>
    <style:style style:name="P27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size="10pt"/>
    </style:style>
    <style:style style:name="T2" style:family="text">
      <style:text-properties fo:font-size="10pt" fo:language="fr" fo:country="FR" fo:font-weight="bold"/>
    </style:style>
    <style:style style:name="T3" style:family="text">
      <style:text-properties fo:font-size="10pt" fo:language="de" fo:country="DE"/>
    </style:style>
    <style:style style:name="T4" style:family="text">
      <style:text-properties fo:font-size="10pt" fo:language="de" fo:country="DE" fo:font-weight="bold"/>
    </style:style>
    <style:style style:name="T5" style:family="text">
      <style:text-properties fo:font-size="10pt" fo:language="it" fo:country="CH"/>
    </style:style>
    <style:style style:name="T6" style:family="text">
      <style:text-properties fo:font-size="10pt" fo:language="it" fo:country="CH" fo:font-weight="bold"/>
    </style:style>
    <style:style style:name="T7" style:family="text">
      <style:text-properties fo:font-size="10pt" fo:font-weight="bold"/>
    </style:style>
    <style:style style:name="T8" style:family="text">
      <style:text-properties fo:language="fr" fo:country="CH"/>
    </style:style>
    <style:style style:name="T9" style:family="text">
      <style:text-properties fo:color="#000000" fo:font-weight="bold"/>
    </style:style>
    <style:style style:name="T10" style:family="text">
      <style:text-properties fo:font-weight="bold"/>
    </style:style>
    <style:style style:name="T11" style:family="text">
      <style:text-properties style:font-size-asian="10pt" style:font-size-complex="10pt"/>
    </style:style>
    <style:style style:name="T12" style:family="text">
      <style:text-properties style:font-name="Arial"/>
    </style:style>
    <style:style style:name="T13" style:family="text">
      <style:text-properties style:font-name="Arial" fo:font-size="9pt" fo:language="fr" fo:country="CH" fo:font-weight="normal" style:font-size-asian="9pt" style:font-weight-asian="normal" style:font-name-complex="Arial1" style:font-size-complex="9pt" style:font-weight-complex="normal"/>
    </style:style>
    <style:style style:name="T14" style:family="text">
      <style:text-properties style:font-name="Arial" fo:font-size="10pt"/>
    </style:style>
    <style:style style:name="T15" style:family="text">
      <style:text-properties style:font-name="Arial" fo:font-size="10pt" style:font-size-asian="10pt" style:font-size-complex="10pt"/>
    </style:style>
    <style:style style:name="T16" style:family="text">
      <style:text-properties style:font-name="Arial" fo:font-size="10pt" fo:language="fr" fo:country="CH"/>
    </style:style>
    <style:style style:name="T17" style:family="text">
      <style:text-properties fo:font-size="9pt" style:font-size-asian="9pt" style:font-name-complex="Arial1" style:font-size-complex="9pt"/>
    </style:style>
    <style:style style:name="T18" style:family="text">
      <style:text-properties style:use-window-font-color="true" fo:font-size="9pt" fo:font-weight="normal" style:letter-kerning="true" style:font-size-asian="9pt" style:font-weight-asian="normal" style:font-name-complex="Arial1" style:font-size-complex="9pt" style:font-weight-complex="normal"/>
    </style:style>
    <style:style style:name="T19" style:family="text">
      <style:text-properties style:use-window-font-color="true" style:font-name="Arial" fo:font-size="9pt" fo:font-weight="normal" style:letter-kerning="true" style:font-size-asian="9pt" style:font-weight-asian="normal" style:font-name-complex="Arial1" style:font-size-complex="9pt" style:font-weight-complex="normal"/>
    </style:style>
    <style:style style:name="T20" style:family="text">
      <style:text-properties style:use-window-font-color="true" style:font-name="Arial" fo:font-size="9pt" fo:language="fr" fo:country="CH" fo:font-weight="normal" style:letter-kerning="true" style:font-size-asian="9pt" style:font-weight-asian="normal" style:font-name-complex="Arial1" style:font-size-complex="9pt" style:font-weight-complex="normal"/>
    </style:style>
    <style:style style:name="T21" style:family="text">
      <style:text-properties style:use-window-font-color="true" style:font-name="Arial" fo:font-size="10pt" fo:font-weight="normal" style:letter-kerning="true" style:font-size-asian="10pt" style:font-weight-asian="normal" style:font-name-complex="Arial1" style:font-size-complex="10pt" style:font-weight-complex="normal"/>
    </style:style>
    <style:style style:name="T22" style:family="text">
      <style:text-properties style:use-window-font-color="true" fo:font-weight="normal" style:letter-kerning="true" style:font-weight-asian="normal" style:font-name-complex="Arial1" style:font-weight-complex="normal"/>
    </style:style>
    <style:style style:name="T23" style:family="text">
      <style:text-properties style:use-window-font-color="true" fo:language="fr" fo:country="CH" fo:font-weight="normal" style:letter-kerning="true" style:font-weight-asian="normal" style:font-name-complex="Arial1" style:font-weight-complex="normal"/>
    </style:style>
    <style:style style:name="T24" style:family="text">
      <style:text-properties style:font-name-complex="Arial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char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middle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checkbox form:name="Markierfeld 3" form:control-implementation="ooo:com.sun.star.form.component.CheckBox" xml:id="control1" form:id="control1" form:label="Markierfeld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4" form:control-implementation="ooo:com.sun.star.form.component.CheckBox" xml:id="control2" form:id="control2" form:label="Markierfeld 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1" form:control-implementation="ooo:com.sun.star.form.component.CheckBox" xml:id="control3" form:id="control3" form:label="Markierfel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2" form:control-implementation="ooo:com.sun.star.form.component.CheckBox" xml:id="control4" form:id="control4" form:label="Markierfeld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7" form:control-implementation="ooo:com.sun.star.form.component.CheckBox" xml:id="control5" form:id="control5" form:label="Markierfeld 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6" form:control-implementation="ooo:com.sun.star.form.component.CheckBox" xml:id="control6" form:id="control6" form:label="Markierfeld 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8" form:control-implementation="ooo:com.sun.star.form.component.CheckBox" xml:id="control7" form:id="control7" form:label="Markierfeld 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9" form:control-implementation="ooo:com.sun.star.form.component.CheckBox" xml:id="control8" form:id="control8" form:label="Markierfeld 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10" form:control-implementation="ooo:com.sun.star.form.component.CheckBox" xml:id="control9" form:id="control9" form:label="Markierfeld 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11" form:control-implementation="ooo:com.sun.star.form.component.CheckBox" xml:id="control10" form:id="control10" form:label="Markierfeld 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12" form:control-implementation="ooo:com.sun.star.form.component.CheckBox" xml:id="control11" form:id="control11" form:label="Markierfeld 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13" form:control-implementation="ooo:com.sun.star.form.component.CheckBox" xml:id="control12" form:id="control12" form:label="Markierfeld 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14" form:control-implementation="ooo:com.sun.star.form.component.CheckBox" xml:id="control13" form:id="control13" form:label="Markierfeld 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15" form:control-implementation="ooo:com.sun.star.form.component.CheckBox" xml:id="control14" form:id="control14" form:label="Markierfeld 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19" form:control-implementation="ooo:com.sun.star.form.component.CheckBox" xml:id="control15" form:id="control15" form:label="Markierfeld 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20" form:control-implementation="ooo:com.sun.star.form.component.CheckBox" xml:id="control16" form:id="control16" form:label="Markierfeld 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22" form:control-implementation="ooo:com.sun.star.form.component.CheckBox" xml:id="control17" form:id="control17" form:label="Markierfeld 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16" form:control-implementation="ooo:com.sun.star.form.component.CheckBox" xml:id="control18" form:id="control18" form:label="Markierfeld 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23" form:control-implementation="ooo:com.sun.star.form.component.CheckBox" xml:id="control19" form:id="control19" form:label="Markierfeld 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5" form:control-implementation="ooo:com.sun.star.form.component.CheckBox" xml:id="control20" form:id="control20" form:label="Markierfeld 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21" form:control-implementation="ooo:com.sun.star.form.component.CheckBox" xml:id="control21" form:id="control21" form:label="Markierfeld 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18" form:control-implementation="ooo:com.sun.star.form.component.CheckBox" xml:id="control22" form:id="control22" form:label="Markierfeld 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17" form:control-implementation="ooo:com.sun.star.form.component.CheckBox" xml:id="control23" form:id="control23" form:label="Markierfeld 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variable-decls>
        <text:variable-decl office:value-type="float" text:name="Tes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chutz Kopfzeile">
        <text:p text:style-name="P7"><text:span text:style-name="T2">C/APSL</text:span><text:span text:style-name="T2"><text:tab/>Conférence des Associations Professionnelles Suisses des Logopédistes</text:span></text:p>
        <text:p text:style-name="P6"><text:span text:style-name="T4">K/SBL<text:tab/><text:tab/></text:span><text:span text:style-name="T3">Konferenz der Schweizerischen Berufsverbände der Logopäden</text:span></text:p>
        <text:p text:style-name="P6"><text:span text:style-name="T6">C/APSL<text:tab/></text:span><text:span text:style-name="T5">Conferenza delle Associazioni Professionali Svizzere dei Logopedisti</text:span></text:p>
        <text:p text:style-name="P8"><draw:frame draw:style-name="fr1" draw:name="Grafik1" text:anchor-type="paragraph" svg:x="0.268cm" svg:y="-0.056cm" svg:width="2.574cm" svg:height="1.132cm" draw:z-index="22"><draw:image xlink:href="Pictures/2000001100000A0E0000046CE3F787EA.svm" xlink:type="simple" xlink:show="embed" xlink:actuate="onLoad"/></draw:frame><draw:frame draw:style-name="fr2" draw:name="Grafik3" text:anchor-type="paragraph" svg:x="9.758cm" svg:y="-0.019cm" svg:width="1.854cm" svg:height="0.885cm" draw:z-index="23"><draw:image xlink:href="Pictures/200000110000073E00000375AB9C3971.svm" xlink:type="simple" xlink:show="embed" xlink:actuate="onLoad"/></draw:frame><draw:frame draw:style-name="fr2" draw:name="Grafik2" text:anchor-type="paragraph" svg:x="4.408cm" svg:y="0.169cm" svg:width="3.027cm" svg:height="0.721cm" draw:z-index="24"><draw:image xlink:href="Pictures/2000001100000BD3000002D1ECC22D20.svm" xlink:type="simple" xlink:show="embed" xlink:actuate="onLoad"/></draw:frame></text:p>
        <text:p text:style-name="P9"><text:tab/><text:tab/></text:p>
      </text:section>
      <text:p text:style-name="P12"><text:span text:style-name="T9">VER</text:span><text:span text:style-name="T10">ORDNUNG ZUR LOGOPÄDISCHEN THERAPIE <text:s/></text:span>gem. Art. 10 KLV</text:p>
      <text:p text:style-name="P24"/>
      <text:section text:style-name="Sect2" text:name="Schutz Personalien PatientIn/Medizinische Diegnose">
        <text:p text:style-name="P22">Personalien PatientIn</text:p>
        <text:p text:style-name="P20"><text:span text:style-name="T15">Name<text:tab/><text:tab/><text:tab/></text:span><text:span text:style-name="Absatz-Standardschriftart"><text:span text:style-name="T21"><text:text-input text:description="Text">[Patient.Name]</text:text-input></text:span></text:span></text:p>
        <text:p text:style-name="P15">Vorname<text:tab/><text:tab/><text:span text:style-name="Absatz-Standardschriftart"><text:span text:style-name="T22"><text:text-input text:description="Text">[Patient.Vorname]</text:text-input></text:span></text:span><text:span text:style-name="Absatz-Standardschriftart"><text:span text:style-name="T22"> (</text:span></text:span><text:span text:style-name="Absatz-Standardschriftart"><text:span text:style-name="T22"><text:text-input text:description="Text4">[Patient.Geschlecht]</text:text-input></text:span></text:span><text:span text:style-name="Absatz-Standardschriftart"><text:span text:style-name="T18">)</text:span></text:span></text:p>
        <text:p text:style-name="P15">Geburtsdatum<text:tab/><text:tab/><text:span text:style-name="Absatz-Standardschriftart"><text:span text:style-name="T22"><text:text-input text:description="Text">[Patient.Geburtsdatum]</text:text-input></text:span></text:span></text:p>
        <text:p text:style-name="P16">Strasse<text:tab/><text:tab/><text:tab/><text:span text:style-name="Absatz-Standardschriftart"><text:span text:style-name="T22"><text:text-input text:description="Text">[Patient.Strasse]</text:text-input></text:span></text:span></text:p>
        <text:p text:style-name="P15"><text:span text:style-name="T8">PLZ/Ort<text:tab/><text:tab/><text:tab/></text:span><text:span text:style-name="Absatz-Standardschriftart"><text:span text:style-name="T23"><text:text-input text:description="Text">[Patient.Plz] [Patient.Ort]</text:text-input></text:span></text:span></text:p>
        <text:p text:style-name="P15">Telefon Privat<text:tab/><text:tab/><text:span text:style-name="Absatz-Standardschriftart"><text:span text:style-name="T22"><text:text-input text:description="Text">[Patient.Telefon1]</text:text-input></text:span></text:span><text:tab/><text:tab/><text:tab/><text:tab/><text:tab/><text:span text:style-name="Absatz-Standardschriftart"><text:span text:style-name="T22"><text:text-input text:description="Text">[Patient.Natel]</text:text-input></text:span></text:span></text:p>
        <text:p text:style-name="P18"><text:span text:style-name="T11">Arbeitgeber<text:tab/><text:tab/></text:span><text:span text:style-name="T17"><text:text-input text:description="Text4">          </text:text-input></text:span></text:p>
        <text:p text:style-name="P15">Telefon Geschäft<text:tab/><text:span text:style-name="Absatz-Standardschriftart"><text:span text:style-name="T22"><text:text-input text:description="Text">[Patient.Telefon2]</text:text-input></text:span></text:span><text:tab/></text:p>
        <text:p text:style-name="P15">Krankenversicherer<text:tab/><text:span text:style-name="Absatz-Standardschriftart"><text:span text:style-name="T22"><text:text-input text:description="Text">[Fall:-:-:KostentraegerKuerzel]</text:text-input></text:span></text:span><text:tab/></text:p>
        <text:p text:style-name="P15">Versichertennummer<text:tab/><text:span text:style-name="Absatz-Standardschriftart"><text:span text:style-name="T22"><text:text-input text:description="Text">[Fall.Versicherungsnummer]</text:text-input></text:span></text:span><text:tab/></text:p>
        <text:p text:style-name="P26"><draw:control text:anchor-type="char" draw:z-index="15" draw:style-name="gr1" draw:text-style-name="P27" svg:width="0.375cm" svg:height="0.359cm" svg:x="5.849cm" svg:y="-0.016cm" draw:control="control23"/><draw:control text:anchor-type="char" draw:z-index="16" draw:style-name="gr1" draw:text-style-name="P27" svg:width="0.313cm" svg:height="0.375cm" svg:x="3.374cm" svg:y="-0.009cm" draw:control="control15"/><text:span text:style-name="T12"><draw:control text:anchor-type="as-char" svg:y="-0.296cm" draw:z-index="21" draw:style-name="gr2" draw:text-style-name="P27" svg:width="0.361cm" svg:height="0.336cm" draw:control="control22"/></text:span><text:span text:style-name="T12">Kr</text:span><text:span text:style-name="T12">ankheit<text:tab/><text:tab/>Unfall<text:tab/><text:tab/>Invalidität</text:span></text:p>
        <text:p text:style-name="P15"/>
        <text:p text:style-name="P15">Anzahl verordnete Konsultationen </text:p>
        <text:p text:style-name="P15">(normalerweise 12; Klinik 9) <text:span text:style-name="T24"><text:text-input text:description="Text4">          </text:text-input></text:span></text:p>
        <text:p text:style-name="P15"/>
        <text:p text:style-name="P15"><draw:control text:anchor-type="char" draw:z-index="19" draw:style-name="gr1" draw:text-style-name="P27" svg:width="0.375cm" svg:height="0.343cm" svg:x="5.9cm" svg:y="0.026cm" draw:control="control18"/>D<draw:control text:anchor-type="char" draw:z-index="14" draw:style-name="gr1" draw:text-style-name="P27" svg:width="0.359cm" svg:height="0.359cm" svg:x="3.413cm" svg:y="0.011cm" draw:control="control14"/>omiziltherapie<text:tab/><text:tab/>JA<text:tab/><text:tab/>NEIN</text:p>
        <text:p text:style-name="P19"/>
        <text:p text:style-name="P22">Medizinische Diagnose</text:p>
        <text:p text:style-name="P14">Störungen der Sprache, der Artikulation, der Stimme oder des Redeflusses, die zurückzuführen sind auf:</text:p>
        <text:p text:style-name="P14"><draw:control text:anchor-type="char" draw:z-index="2" draw:style-name="gr1" draw:text-style-name="P27" svg:width="0.406cm" svg:height="0.546cm" svg:x="0.79cm" svg:y="0.455cm" draw:control="control3"/><draw:control text:anchor-type="as-char" svg:y="-0.395cm" draw:z-index="6" draw:style-name="gr2" draw:text-style-name="P27" svg:width="0.421cm" svg:height="0.436cm" draw:control="control5"/>organische Hirnschädigungen mit</text:p>
        <text:p text:style-name="P3"><draw:control text:anchor-type="char" draw:z-index="0" draw:style-name="gr1" draw:text-style-name="P27" svg:width="0.373cm" svg:height="0.53cm" svg:x="0.79cm" svg:y="0.404cm" draw:control="control4"/><text:tab/>infektiöser<text:tab/><text:tab/><draw:control text:anchor-type="char" draw:z-index="4" draw:style-name="gr1" draw:text-style-name="P27" svg:width="0.421cm" svg:height="0.452cm" svg:x="4.547cm" svg:y="-0.078cm" draw:control="control20"/>traumatischer<text:tab/></text:p>
        <text:p text:style-name="P3"><draw:control text:anchor-type="char" draw:z-index="5" draw:style-name="gr1" draw:text-style-name="P27" svg:width="0.357cm" svg:height="0.53cm" svg:x="4.546cm" svg:y="0.392cm" draw:control="control6"/><text:tab/>chirurgisch-postoperativer</text:p>
        <text:p text:style-name="P3"><draw:control text:anchor-type="char" draw:z-index="1" draw:style-name="gr1" draw:text-style-name="P27" svg:width="0.406cm" svg:height="0.405cm" svg:x="0.794cm" svg:y="-0.007cm" draw:control="control1"/><text:tab/>toxischer<text:tab/><text:tab/>tumoraler</text:p>
        <text:p text:style-name="P3"><draw:control text:anchor-type="char" draw:z-index="3" draw:style-name="gr1" draw:text-style-name="P27" svg:width="0.361cm" svg:height="0.5cm" svg:x="0.794cm" svg:y="-0.041cm" draw:control="control2"/><text:tab/>vaskulärer Ursache</text:p>
        <text:p text:style-name="P3"><draw:control text:anchor-type="as-char" svg:y="-0.256cm" draw:z-index="7" draw:style-name="gr2" draw:text-style-name="P27" svg:width="0.359cm" svg:height="0.373cm" draw:control="control7"/> phoniatrisches Leiden </text:p>
        <text:p text:style-name="P3"><draw:control text:anchor-type="char" draw:z-index="8" draw:style-name="gr3" draw:text-style-name="P27" svg:width="0.343cm" svg:height="0.436cm" svg:x="0.778cm" svg:y="0.459cm" draw:control="control8"/><text:tab/>partielle oder totale Missbildung der Lippen, <text:tab/>des Gaumens und des Kiefers</text:p>
        <text:p text:style-name="P25"><draw:control text:anchor-type="char" draw:z-index="9" draw:style-name="gr1" draw:text-style-name="P27" svg:width="0.366cm" svg:height="0.412cm" svg:x="0.778cm" svg:y="0.048cm" draw:control="control9"/><draw:control text:anchor-type="char" draw:z-index="10" draw:style-name="gr1" draw:text-style-name="P27" svg:width="0.398cm" svg:height="0.53cm" svg:x="0.778cm" svg:y="1.616cm" draw:control="control10"/>Störungen der Beweglichkeit der Zunge und der Mundmuskulatur oder des Gaumensegels mit infektiöser, traumatischer oder chirurgisch-postoperativer Ursache </text:p>
        <text:p text:style-name="P25">hypokinetische oder hyperkinetische funktionelle Dysphonie</text:p>
        <text:p text:style-name="P25"><draw:control text:anchor-type="char" draw:z-index="11" draw:style-name="gr3" draw:text-style-name="P27" svg:width="0.35cm" svg:height="0.389cm" svg:x="0.778cm" svg:y="0.427cm" draw:control="control11"/>Störungen der Larynxfunktion mit infektiöser, traumatischer oder chirurgisch-postoperativer Ursache</text:p>
        <text:p text:style-name="P25"><draw:control text:anchor-type="char" draw:z-index="12" draw:style-name="gr1" draw:text-style-name="P27" svg:width="0.391cm" svg:height="0.391cm" svg:x="0.778cm" svg:y="-0.023cm" draw:control="control12"/>Störungen der Hörfunktion</text:p>
        <text:p text:style-name="P25"><draw:control text:anchor-type="char" draw:z-index="13" draw:style-name="gr4" draw:text-style-name="P27" svg:width="0.375cm" svg:height="0.343cm" svg:x="0.778cm" svg:y="0.032cm" draw:control="control13"/>anderes: <text:span text:style-name="T17"><text:text-input text:description="Text4">          </text:text-input></text:span></text:p>
        <text:p text:style-name="P25"/>
      </text:section>
      <text:section text:style-name="Sect2" text:name="Schutz Name und Adresse verordnete/r Ärztin/Arzt">
        <text:p text:style-name="P21">Name und Adresse verordnende/r Ärztin/Arzt</text:p>
        <text:p text:style-name="P10"><text:span text:style-name="Absatz-Standardschriftart"><text:span text:style-name="T19"><text:text-input text:description="Text">[Mandant.Titel]</text:text-input></text:span></text:span><text:span text:style-name="Absatz-Standardschriftart"><text:span text:style-name="T19"> </text:span></text:span><text:span text:style-name="Absatz-Standardschriftart"><text:span text:style-name="T19"><text:text-input text:description="Text">[Mandant.Vorname]</text:text-input></text:span></text:span><text:span text:style-name="T12"> </text:span><text:span text:style-name="Absatz-Standardschriftart"><text:span text:style-name="T19"><text:text-input text:description="Text">[Mandant.Name]</text:text-input></text:span></text:span></text:p>
        <text:p text:style-name="P23"><text:span text:style-name="Absatz-Standardschriftart"><text:span text:style-name="T21">Facharzt für </text:span></text:span><text:span text:style-name="Absatz-Standardschriftart"><text:span text:style-name="T18"><text:text-input text:description="Text">[Mandant.TarmedSpezialität]</text:text-input></text:span></text:span></text:p>
        <text:p text:style-name="P10"><text:span text:style-name="Absatz-Standardschriftart"><text:span text:style-name="T19"><text:text-input text:description="Text">[Mandant.Strasse]</text:text-input></text:span></text:span><text:span text:style-name="T16">, </text:span><text:span text:style-name="Absatz-Standardschriftart"><text:span text:style-name="T20"><text:text-input text:description="Text">[Mandant.Plz]</text:text-input></text:span></text:span><text:span text:style-name="T13"> </text:span><text:span text:style-name="Absatz-Standardschriftart"><text:span text:style-name="T20"><text:text-input text:description="Text">[Mandant.Ort]</text:text-input></text:span></text:span></text:p>
        <text:p text:style-name="P10"><text:span text:style-name="T14">Tel </text:span><text:span text:style-name="Absatz-Standardschriftart"><text:span text:style-name="T19"><text:text-input text:description="Text">[Mandant.Telefon1]</text:text-input></text:span></text:span><text:span text:style-name="T14">, Fax </text:span><text:span text:style-name="Absatz-Standardschriftart"><text:span text:style-name="T19"><text:text-input text:description="Text">[Mandant.Fax]</text:text-input></text:span></text:span></text:p>
        <text:p text:style-name="P17"/>
        <text:p text:style-name="P17"/>
        <text:p text:style-name="P11"><text:span text:style-name="T7">ZSR-Nr</text:span><text:span text:style-name="T1">: </text:span><text:span text:style-name="Absatz-Standardschriftart"><text:span text:style-name="T18"><text:text-input text:description="Text">[Mandant.KSK]</text:text-input></text:span></text:span></text:p>
        <text:p text:style-name="P13"/>
        <text:p text:style-name="P4">Datum und Unterschrift des Arztes/der Ärztin:</text:p>
        <text:p text:style-name="P4"/>
        <text:p text:style-name="P5"><text:span text:style-name="T17"><text:text-input text:description="Text4">[Datum.heute]</text:text-input></text:span> …………………………………………..</text:p>
        <text:p text:style-name="P5"/>
        <text:p text:style-name="P5"/>
        <text:p text:style-name="P13"/>
        <text:p text:style-name="P13"/>
        <text:p text:style-name="P11"/>
        <text:p text:style-name="P13"/>
        <text:p text:style-name="P13"/>
        <text:p text:style-name="P4"/>
        <text:p text:style-name="P4"/>
        <text:p text:style-name="P2"/>
        <text:p text:style-name="P2"/>
        <text:p text:style-name="P1"/>
      </text:section>
      <text:section text:style-name="Sect2" text:name="Schutz Bemerkungen" text:protected="true">
        <text:p text:style-name="P21">Bemerkungen  </text:p>
        <text:p text:style-name="P2">Rückmeldung über Behandlungsverlauf:</text:p>
        <text:p text:style-name="P2"><draw:control text:anchor-type="char" draw:z-index="20" draw:style-name="gr3" draw:text-style-name="P27" svg:width="0.369cm" svg:height="0.429cm" svg:x="0.048cm" svg:y="0.386cm" draw:control="control19"/><draw:control text:anchor-type="char" draw:z-index="18" draw:style-name="gr1" draw:text-style-name="P27" svg:width="0.421cm" svg:height="0.359cm" svg:x="4.607cm" svg:y="0.019cm" draw:control="control17"/><draw:control text:anchor-type="char" draw:z-index="17" draw:style-name="gr1" draw:text-style-name="P27" svg:width="0.343cm" svg:height="0.419cm" svg:x="2.131cm" svg:y="-0.009cm" draw:control="control16"/> <text:s text:c="3"/>schriftlich<text:tab/>telefonisch<text:tab/>nicht nötig</text:p>
        <text:p text:style-name="P2"/>
        <text:p text:style-name="P2">Weiteres: <text:span text:style-name="T17"><text:text-input text:description="Text4">          </text:text-input></text:span></text:p>
        <text:p text:style-name="P2"/>
        <text:p text:style-name="P2"/>
        <text:p text:style-name="P2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Absatz-Standardschriftar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01T14:39:39.62</meta:creation-date>
    <meta:editing-duration>PT11H46M44S</meta:editing-duration>
    <meta:editing-cycles>60</meta:editing-cycles>
    <meta:generator>OpenOffice/4.1.7$Win32 OpenOffice.org_project/417m1$Build-9800</meta:generator>
    <meta:initial-creator>Leon Mosimann</meta:initial-creator>
    <dc:date>2020-10-13T11:47:05.15</dc:date>
    <dc:creator>Leon Mosimann</dc:creator>
    <meta:printed-by>Leon Mosimann</meta:printed-by>
    <meta:print-date>2020-09-03T09:37:43.89</meta:print-date>
    <meta:document-statistic meta:table-count="0" meta:image-count="3" meta:object-count="0" meta:page-count="1" meta:paragraph-count="46" meta:word-count="237" meta:character-count="1981"/>
  </office:meta>
</office:document-meta>
</file>